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4437in" svg:height="3.3906in" svg:x="0.7551in" svg:y="3.9717in">
            <draw:object draw:notify-on-update-of-ranges="Sheet1.A2:Sheet1.A20 Sheet1.B2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 of new pages saved (in Billions)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2]+1" office:value-type="float" office:value="2005" calcext:value-type="float">
            <text:p>200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3]+1"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table:formula="of:=[.A4]+1"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table:formula="of:=[.A5]+1" office:value-type="float" office:value="2008" calcext:value-type="float">
            <text:p>200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formula="of:=[.A6]+1"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table:formula="of:=[.A7]+1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table:formula="of:=[.A8]+1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table:formula="of:=[.A9]+1"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formula="of:=[.A10]+1" office:value-type="float" office:value="2013" calcext:value-type="float">
            <text:p>2013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table:formula="of:=[.A11]+1" office:value-type="float" office:value="2014" calcext:value-type="float">
            <text:p>2014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formula="of:=[.A12]+1" office:value-type="float" office:value="2015" calcext:value-type="float">
            <text:p>2015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table:formula="of:=[.A13]+1" office:value-type="float" office:value="2016" calcext:value-type="float">
            <text:p>201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Pages removed for security threats</text:p>
          </table:table-cell>
        </table:table-row>
        <table:table-row table:style-name="ro1">
          <table:table-cell table:formula="of:=[.A14]+1" office:value-type="float" office:value="2017" calcext:value-type="float">
            <text:p>2017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formula="of:=[.A15]+1" office:value-type="float" office:value="2018" calcext:value-type="float">
            <text:p>2018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table:formula="of:=[.A16]+1" office:value-type="float" office:value="2019" calcext:value-type="float">
            <text:p>2019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table:formula="of:=[.A17]+1" office:value-type="float" office:value="2020" calcext:value-type="float">
            <text:p>2020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table:formula="of:=[.A18]+1" office:value-type="float" office:value="2021" calcext:value-type="float">
            <text:p>2021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table:formula="of:=[.A19]+1" office:value-type="float" office:value="2022" calcext:value-type="float">
            <text:p>2022</text:p>
          </table:table-cell>
          <table:table-cell office:value-type="float" office:value="640" calcext:value-type="float">
            <text:p>6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25:11.643168834</meta:creation-date>
    <dc:date>2023-05-19T16:25:59.108096891</dc:date>
    <meta:editing-duration>PT50M58S</meta:editing-duration>
    <meta:editing-cycles>3</meta:editing-cycles>
    <meta:generator>LibreOffice/7.3.7.2$Linux_X86_64 LibreOffice_project/30$Build-2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004" chart:maximum="202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88cm" svg:height="8.613cm" xlink:href=".." xlink:type="simple" chart:class="chart:scatter" chart:style-name="ch1">
        <chart:plot-area chart:style-name="ch2" table:cell-range-address="Sheet1.A2:Sheet1.B20" svg:x="1.236cm" svg:y="0.172cm" svg:width="9.827cm" svg:height="7.288cm">
          <chart:coordinate-region svg:x="2.043cm" svg:y="0.371cm" svg:width="8.648cm" svg:height="6.442cm"/>
          <chart:axis chart:dimension="x" chart:name="primary-x" chart:style-name="ch3">
            <chart:title svg:x="5.748cm" svg:y="7.632cm" chart:style-name="ch4">
              <text:p>Year</text:p>
            </chart:title>
          </chart:axis>
          <chart:axis chart:dimension="y" chart:name="primary-y" chart:style-name="ch5">
            <chart:title svg:x="0.451cm" svg:y="6.493cm" chart:style-name="ch6">
              <text:p>Billions of web pages in the archive  </text:p>
            </chart:title>
            <chart:grid chart:style-name="ch7" chart:class="major"/>
          </chart:axis>
          <chart:series chart:style-name="ch8" chart:values-cell-range-address="Sheet1.B2:Sheet1.B20" chart:class="chart:scatter">
            <chart:domain table:cell-range-address="Sheet1.A2:Sheet1.A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4">
                <text:p>2004</text:p>
                <draw:g>
                  <svg:desc>Sheet1.A2:Sheet1.A20</svg:desc>
                </draw:g>
              </table:table-cell>
              <table:table-cell office:value-type="float" office:value="30">
                <text:p>30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5">
                <text:p>20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2">
                <text:p>20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3">
                <text:p>201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4">
                <text:p>20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5">
                <text:p>201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6">
                <text:p>201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7">
                <text:p>201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8">
                <text:p>20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9">
                <text:p>20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0">
                <text:p>202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1">
                <text:p>202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22">
                <text:p>2022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